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owy dokuem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l Kilanowski</meta:initial-creator>
    <dc:creator>Rafal Kilanowski</dc:creator>
    <meta:creation-date>2019-06-15T08:01:00Z</meta:creation-date>
    <dc:date>2019-06-15T08:02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